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CPU Usag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Memory Usag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3895493.5651183" calcext:value-type="float">
            <text:p>3895493,5651183</text:p>
          </table:table-cell>
          <table:table-cell office:value-type="float" office:value="10980838.9366398" calcext:value-type="float">
            <text:p>10980838,9366398</text:p>
          </table:table-cell>
          <table:table-cell office:value-type="float" office:value="706571.580211013" calcext:value-type="float">
            <text:p>706571,580211013</text:p>
          </table:table-cell>
          <table:table-cell/>
          <table:table-cell office:value-type="float" office:value="10.7963195580716" calcext:value-type="float">
            <text:p>10,7963195580716</text:p>
          </table:table-cell>
          <table:table-cell office:value-type="float" office:value="19.8722242338396" calcext:value-type="float">
            <text:p>19,8722242338396</text:p>
          </table:table-cell>
          <table:table-cell office:value-type="float" office:value="13.4627182990658" calcext:value-type="float">
            <text:p>13,4627182990658</text:p>
          </table:table-cell>
          <table:table-cell/>
          <table:table-cell office:value-type="float" office:value="0.0499599839871872" calcext:value-type="float">
            <text:p>0,049959983987187</text:p>
          </table:table-cell>
          <table:table-cell office:value-type="float" office:value="0.136014705087355" calcext:value-type="float">
            <text:p>0,136014705087355</text:p>
          </table:table-cell>
          <table:table-cell office:value-type="float" office:value="0.0466476151587625" calcext:value-type="float">
            <text:p>0,046647615158763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3721398.3202454" calcext:value-type="float">
            <text:p>3721398,3202454</text:p>
          </table:table-cell>
          <table:table-cell office:value-type="float" office:value="14801183.4445332" calcext:value-type="float">
            <text:p>14801183,4445332</text:p>
          </table:table-cell>
          <table:table-cell office:value-type="float" office:value="296176.972773564" calcext:value-type="float">
            <text:p>296176,972773564</text:p>
          </table:table-cell>
          <table:table-cell/>
          <table:table-cell office:value-type="float" office:value="37.3419067536729" calcext:value-type="float">
            <text:p>37,3419067536729</text:p>
          </table:table-cell>
          <table:table-cell office:value-type="float" office:value="17.103806476922" calcext:value-type="float">
            <text:p>17,103806476922</text:p>
          </table:table-cell>
          <table:table-cell office:value-type="float" office:value="24.6149938858412" calcext:value-type="float">
            <text:p>24,6149938858412</text:p>
          </table:table-cell>
          <table:table-cell/>
          <table:table-cell office:value-type="float" office:value="0.0493558507170123" calcext:value-type="float">
            <text:p>0,049355850717012</text:p>
          </table:table-cell>
          <table:table-cell office:value-type="float" office:value="0.200489401216124" calcext:value-type="float">
            <text:p>0,200489401216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4499118.50368" calcext:value-type="float">
            <text:p>4499118,50368</text:p>
          </table:table-cell>
          <table:table-cell office:value-type="float" office:value="10672139.0813852" calcext:value-type="float">
            <text:p>10672139,0813852</text:p>
          </table:table-cell>
          <table:table-cell office:value-type="float" office:value="652310.339928418" calcext:value-type="float">
            <text:p>652310,339928418</text:p>
          </table:table-cell>
          <table:table-cell/>
          <table:table-cell office:value-type="float" office:value="32.845210366201" calcext:value-type="float">
            <text:p>32,845210366201</text:p>
          </table:table-cell>
          <table:table-cell office:value-type="float" office:value="34.9458924052599" calcext:value-type="float">
            <text:p>34,9458924052599</text:p>
          </table:table-cell>
          <table:table-cell office:value-type="float" office:value="38.4600750909303" calcext:value-type="float">
            <text:p>38,4600750909303</text:p>
          </table:table-cell>
          <table:table-cell/>
          <table:table-cell office:value-type="float" office:value="0.0498397431775084" calcext:value-type="float">
            <text:p>0,049839743177508</text:p>
          </table:table-cell>
          <table:table-cell office:value-type="float" office:value="0.128623481526508" calcext:value-type="float">
            <text:p>0,128623481526508</text:p>
          </table:table-cell>
          <table:table-cell office:value-type="float" office:value="0.0500000000000001" calcext:value-type="float">
            <text:p>0,05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2053517.50487871" calcext:value-type="float">
            <text:p>2053517,50487871</text:p>
          </table:table-cell>
          <table:table-cell office:value-type="float" office:value="10630134.1022797" calcext:value-type="float">
            <text:p>10630134,1022797</text:p>
          </table:table-cell>
          <table:table-cell office:value-type="float" office:value="598559.984397681" calcext:value-type="float">
            <text:p>598559,984397681</text:p>
          </table:table-cell>
          <table:table-cell/>
          <table:table-cell office:value-type="float" office:value="9.78766591174832" calcext:value-type="float">
            <text:p>9,78766591174832</text:p>
          </table:table-cell>
          <table:table-cell office:value-type="float" office:value="25.5383730883547" calcext:value-type="float">
            <text:p>25,5383730883547</text:p>
          </table:table-cell>
          <table:table-cell office:value-type="float" office:value="13.7784993377363" calcext:value-type="float">
            <text:p>13,7784993377363</text:p>
          </table:table-cell>
          <table:table-cell/>
          <table:table-cell office:value-type="float" office:value="0.0448998886412873" calcext:value-type="float">
            <text:p>0,044899888641287</text:p>
          </table:table-cell>
          <table:table-cell office:value-type="float" office:value="0.139154590294392" calcext:value-type="float">
            <text:p>0,139154590294392</text:p>
          </table:table-cell>
          <table:table-cell office:value-type="float" office:value="0.0496386945839635" calcext:value-type="float">
            <text:p>0,049638694583964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3075445.1539012" calcext:value-type="float">
            <text:p>3075445,1539012</text:p>
          </table:table-cell>
          <table:table-cell office:value-type="float" office:value="11587114.3649484" calcext:value-type="float">
            <text:p>11587114,3649484</text:p>
          </table:table-cell>
          <table:table-cell office:value-type="float" office:value="803081.341635505" calcext:value-type="float">
            <text:p>803081,341635505</text:p>
          </table:table-cell>
          <table:table-cell/>
          <table:table-cell office:value-type="float" office:value="34.0342691415579" calcext:value-type="float">
            <text:p>34,0342691415579</text:p>
          </table:table-cell>
          <table:table-cell office:value-type="float" office:value="25.411253884844" calcext:value-type="float">
            <text:p>25,411253884844</text:p>
          </table:table-cell>
          <table:table-cell office:value-type="float" office:value="36.0088967340017" calcext:value-type="float">
            <text:p>36,0088967340017</text:p>
          </table:table-cell>
          <table:table-cell/>
          <table:table-cell office:value-type="float" office:value="0.0496386945839634" calcext:value-type="float">
            <text:p>0,049638694583963</text:p>
          </table:table-cell>
          <table:table-cell office:value-type="float" office:value="0.155743378671454" calcext:value-type="float">
            <text:p>0,155743378671454</text:p>
          </table:table-cell>
          <table:table-cell office:value-type="float" office:value="0.0473708771293081" calcext:value-type="float">
            <text:p>0,047370877129308</text:p>
          </table:table-cell>
        </table:table-row>
        <table:table-row table:style-name="ro1">
          <table:table-cell office:value-type="string" calcext:value-type="string">
            <text:p>Total Mean</text:p>
          </table:table-cell>
          <table:table-cell table:formula="of:=AVERAGE([.B2:.B6])" office:value-type="float" office:value="3448994.60956472" calcext:value-type="float">
            <text:p>3448994,60956472</text:p>
          </table:table-cell>
          <table:table-cell table:formula="of:=AVERAGE([.C2:.C6])" office:value-type="float" office:value="11734281.9859573" calcext:value-type="float">
            <text:p>11734281,9859573</text:p>
          </table:table-cell>
          <table:table-cell table:formula="of:=AVERAGE([.D2:.D6])" office:value-type="float" office:value="611340.043789236" calcext:value-type="float">
            <text:p>611340,043789236</text:p>
          </table:table-cell>
          <table:table-cell/>
          <table:table-cell table:formula="of:=AVERAGE([.F2:.F6])" office:value-type="float" office:value="24.9610743462503" calcext:value-type="float">
            <text:p>24,9610743462503</text:p>
          </table:table-cell>
          <table:table-cell table:formula="of:=AVERAGE([.G2:.G6])" office:value-type="float" office:value="24.574310017844" calcext:value-type="float">
            <text:p>24,574310017844</text:p>
          </table:table-cell>
          <table:table-cell table:formula="of:=AVERAGE([.H2:.H6])" office:value-type="float" office:value="25.2650366695151" calcext:value-type="float">
            <text:p>25,2650366695151</text:p>
          </table:table-cell>
          <table:table-cell/>
          <table:table-cell table:formula="of:=AVERAGE([.J2:.J6])" office:value-type="float" office:value="0.0487388322213917" calcext:value-type="float">
            <text:p>0,048738832221392</text:p>
          </table:table-cell>
          <table:table-cell table:formula="of:=AVERAGE([.K2:.K6])" office:value-type="float" office:value="0.152005111359167" calcext:value-type="float">
            <text:p>0,152005111359167</text:p>
          </table:table-cell>
          <table:table-cell table:formula="of:=AVERAGE([.L2:.L6])" office:value-type="float" office:value="0.0387314373744068" calcext:value-type="float">
            <text:p>0,038731437374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22:16.8490524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8H51M54S</meta:editing-duration>
    <meta:editing-cycles>29</meta:editing-cycles>
    <meta:generator>LibreOffice/6.0.7.3$Linux_X86_64 LibreOffice_project/00m0$Build-3</meta:generator>
    <dc:date>2020-10-20T14:22:21.914963166</dc:date>
    <meta:document-statistic meta:table-count="1" meta:cell-count="72" meta:object-count="0"/>
  </office:meta>
</office:document-meta>
</file>